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5937" officeooo:paragraph-rsid="000e5937"/>
    </style:style>
    <style:style style:name="P2" style:family="paragraph" style:parent-style-name="Standard">
      <style:text-properties officeooo:rsid="000e5937" officeooo:paragraph-rsid="0015c420"/>
    </style:style>
    <style:style style:name="P3" style:family="paragraph" style:parent-style-name="Standard">
      <style:text-properties officeooo:rsid="000e71ee" officeooo:paragraph-rsid="000e71ee"/>
    </style:style>
    <style:style style:name="P4" style:family="paragraph" style:parent-style-name="Standard">
      <style:text-properties officeooo:rsid="000f6298" officeooo:paragraph-rsid="000f6298"/>
    </style:style>
    <style:style style:name="P5" style:family="paragraph" style:parent-style-name="Standard">
      <style:text-properties officeooo:rsid="001158ea" officeooo:paragraph-rsid="001158ea"/>
    </style:style>
    <style:style style:name="P6" style:family="paragraph" style:parent-style-name="Standard">
      <style:text-properties officeooo:rsid="00123e75" officeooo:paragraph-rsid="00123e75"/>
    </style:style>
    <style:style style:name="P7" style:family="paragraph" style:parent-style-name="Standard">
      <style:text-properties officeooo:rsid="00156279" officeooo:paragraph-rsid="00778838"/>
    </style:style>
    <style:style style:name="P8" style:family="paragraph" style:parent-style-name="Standard">
      <style:text-properties officeooo:rsid="0015c420" officeooo:paragraph-rsid="0015c420"/>
    </style:style>
    <style:style style:name="P9" style:family="paragraph" style:parent-style-name="Standard">
      <style:text-properties officeooo:rsid="0016dab6" officeooo:paragraph-rsid="0016dab6"/>
    </style:style>
    <style:style style:name="P10" style:family="paragraph" style:parent-style-name="Standard">
      <style:text-properties officeooo:rsid="00184ddf" officeooo:paragraph-rsid="00184ddf"/>
    </style:style>
    <style:style style:name="P11" style:family="paragraph" style:parent-style-name="Standard">
      <style:text-properties officeooo:rsid="001a43f3" officeooo:paragraph-rsid="001a43f3"/>
    </style:style>
    <style:style style:name="P12" style:family="paragraph" style:parent-style-name="Standard">
      <style:text-properties officeooo:rsid="001c656c" officeooo:paragraph-rsid="001c656c"/>
    </style:style>
    <style:style style:name="P13" style:family="paragraph" style:parent-style-name="Standard">
      <style:text-properties officeooo:rsid="001eaa85" officeooo:paragraph-rsid="001eaa85"/>
    </style:style>
    <style:style style:name="P14" style:family="paragraph" style:parent-style-name="Standard">
      <style:text-properties officeooo:rsid="0021e6e1" officeooo:paragraph-rsid="0021e6e1"/>
    </style:style>
    <style:style style:name="P15" style:family="paragraph" style:parent-style-name="Standard">
      <style:text-properties officeooo:rsid="0024b074" officeooo:paragraph-rsid="0024b074"/>
    </style:style>
    <style:style style:name="P16" style:family="paragraph" style:parent-style-name="Standard">
      <style:text-properties officeooo:rsid="002deb18" officeooo:paragraph-rsid="002deb18"/>
    </style:style>
    <style:style style:name="P17" style:family="paragraph" style:parent-style-name="Standard">
      <style:text-properties officeooo:rsid="00306214" officeooo:paragraph-rsid="00306214"/>
    </style:style>
    <style:style style:name="P18" style:family="paragraph" style:parent-style-name="Standard">
      <style:text-properties officeooo:rsid="00306214" officeooo:paragraph-rsid="00394a3d"/>
    </style:style>
    <style:style style:name="P19" style:family="paragraph" style:parent-style-name="Standard">
      <style:text-properties officeooo:rsid="0035a2ed" officeooo:paragraph-rsid="0035a2ed"/>
    </style:style>
    <style:style style:name="P20" style:family="paragraph" style:parent-style-name="Standard">
      <style:text-properties officeooo:rsid="0035a2ed" officeooo:paragraph-rsid="003778e3"/>
    </style:style>
    <style:style style:name="P21" style:family="paragraph" style:parent-style-name="Standard">
      <style:text-properties officeooo:rsid="003778e3" officeooo:paragraph-rsid="003778e3"/>
    </style:style>
    <style:style style:name="P22" style:family="paragraph" style:parent-style-name="Standard">
      <style:text-properties officeooo:rsid="002f24aa" officeooo:paragraph-rsid="00393c6b"/>
    </style:style>
    <style:style style:name="P23" style:family="paragraph" style:parent-style-name="Standard">
      <style:text-properties officeooo:rsid="002f24aa" officeooo:paragraph-rsid="002f24aa"/>
    </style:style>
    <style:style style:name="P24" style:family="paragraph" style:parent-style-name="Standard">
      <style:text-properties officeooo:rsid="003a7878" officeooo:paragraph-rsid="00160226"/>
    </style:style>
    <style:style style:name="P25" style:family="paragraph" style:parent-style-name="Standard">
      <style:text-properties officeooo:rsid="003a7878" officeooo:paragraph-rsid="00162a22"/>
    </style:style>
    <style:style style:name="P26" style:family="paragraph" style:parent-style-name="Standard">
      <style:text-properties officeooo:rsid="003ba396" officeooo:paragraph-rsid="00160226"/>
    </style:style>
    <style:style style:name="P27" style:family="paragraph" style:parent-style-name="Standard">
      <style:text-properties officeooo:rsid="00405345" officeooo:paragraph-rsid="00162a22"/>
    </style:style>
    <style:style style:name="P28" style:family="paragraph" style:parent-style-name="Standard">
      <style:text-properties officeooo:rsid="00436ace" officeooo:paragraph-rsid="00162a22"/>
    </style:style>
    <style:style style:name="P29" style:family="paragraph" style:parent-style-name="Standard">
      <style:text-properties officeooo:rsid="0047faae" officeooo:paragraph-rsid="00162a22"/>
    </style:style>
    <style:style style:name="P30" style:family="paragraph" style:parent-style-name="Standard">
      <style:text-properties officeooo:rsid="004ce7b0" officeooo:paragraph-rsid="004ce7b0"/>
    </style:style>
    <style:style style:name="P31" style:family="paragraph" style:parent-style-name="Standard">
      <style:text-properties officeooo:rsid="004d6cff" officeooo:paragraph-rsid="00162a22"/>
    </style:style>
    <style:style style:name="P32" style:family="paragraph" style:parent-style-name="Standard">
      <style:text-properties officeooo:rsid="004eea27" officeooo:paragraph-rsid="004eea27"/>
    </style:style>
    <style:style style:name="P33" style:family="paragraph" style:parent-style-name="Standard">
      <style:text-properties officeooo:rsid="0053a491" officeooo:paragraph-rsid="0053a491"/>
    </style:style>
    <style:style style:name="P34" style:family="paragraph" style:parent-style-name="Standard">
      <style:text-properties officeooo:rsid="0053a491" officeooo:paragraph-rsid="0076a8f6"/>
    </style:style>
    <style:style style:name="P35" style:family="paragraph" style:parent-style-name="Standard">
      <style:text-properties officeooo:rsid="0062d28d" officeooo:paragraph-rsid="0062d28d"/>
    </style:style>
    <style:style style:name="P36" style:family="paragraph" style:parent-style-name="Standard">
      <style:text-properties officeooo:rsid="0062d28d" officeooo:paragraph-rsid="007540f7"/>
    </style:style>
    <style:style style:name="P37" style:family="paragraph" style:parent-style-name="Standard">
      <style:text-properties officeooo:rsid="0069bfcb" officeooo:paragraph-rsid="0069bfcb"/>
    </style:style>
    <style:style style:name="P38" style:family="paragraph" style:parent-style-name="Standard">
      <style:text-properties officeooo:rsid="006e82de" officeooo:paragraph-rsid="006e82de"/>
    </style:style>
    <style:style style:name="P39" style:family="paragraph" style:parent-style-name="Standard">
      <style:text-properties officeooo:rsid="006e82de" officeooo:paragraph-rsid="0072faa0"/>
    </style:style>
    <style:style style:name="P40" style:family="paragraph" style:parent-style-name="Standard">
      <style:text-properties officeooo:rsid="006fa0eb" officeooo:paragraph-rsid="006fa0eb"/>
    </style:style>
    <style:style style:name="P41" style:family="paragraph" style:parent-style-name="Standard">
      <style:text-properties officeooo:rsid="006fa0eb" officeooo:paragraph-rsid="00162a22"/>
    </style:style>
    <style:style style:name="P42" style:family="paragraph" style:parent-style-name="Standard">
      <style:text-properties officeooo:rsid="006fa0eb" officeooo:paragraph-rsid="0076a8f6"/>
    </style:style>
    <style:style style:name="P43" style:family="paragraph" style:parent-style-name="Standard">
      <style:text-properties officeooo:rsid="001683d0" officeooo:paragraph-rsid="001683d0"/>
    </style:style>
    <style:style style:name="P44" style:family="paragraph" style:parent-style-name="Standard">
      <style:text-properties officeooo:rsid="0018633e" officeooo:paragraph-rsid="0018633e"/>
    </style:style>
    <style:style style:name="P45" style:family="paragraph" style:parent-style-name="Standard">
      <style:text-properties officeooo:paragraph-rsid="000e71ee"/>
    </style:style>
    <style:style style:name="P46" style:family="paragraph" style:parent-style-name="Standard">
      <style:text-properties officeooo:rsid="00460c8b" officeooo:paragraph-rsid="001683d0"/>
    </style:style>
    <style:style style:name="P47" style:family="paragraph" style:parent-style-name="Standard">
      <style:text-properties officeooo:rsid="0072faa0" officeooo:paragraph-rsid="0072faa0"/>
    </style:style>
    <style:style style:name="P48" style:family="paragraph" style:parent-style-name="Standard">
      <style:text-properties officeooo:rsid="005f6c81" officeooo:paragraph-rsid="003778e3"/>
    </style:style>
    <style:style style:name="P49" style:family="paragraph" style:parent-style-name="Standard">
      <style:text-properties officeooo:rsid="00740ac3" officeooo:paragraph-rsid="00740ac3"/>
    </style:style>
    <style:style style:name="P50" style:family="paragraph" style:parent-style-name="Standard">
      <style:text-properties officeooo:rsid="007540f7" officeooo:paragraph-rsid="007540f7"/>
    </style:style>
    <style:style style:name="P51" style:family="paragraph" style:parent-style-name="Standard">
      <style:text-properties officeooo:rsid="00557c16" officeooo:paragraph-rsid="00557c16"/>
    </style:style>
    <style:style style:name="P52" style:family="paragraph" style:parent-style-name="Standard">
      <style:text-properties officeooo:rsid="00518894" officeooo:paragraph-rsid="004ce7b0"/>
    </style:style>
    <style:style style:name="P53" style:family="paragraph" style:parent-style-name="Standard">
      <style:text-properties officeooo:rsid="0076a8f6" officeooo:paragraph-rsid="0076a8f6"/>
    </style:style>
    <style:style style:name="P54" style:family="paragraph" style:parent-style-name="Standard">
      <style:text-properties officeooo:rsid="00778838" officeooo:paragraph-rsid="00778838"/>
    </style:style>
    <style:style style:name="P55" style:family="paragraph" style:parent-style-name="Standard">
      <style:text-properties officeooo:rsid="0049b12b" officeooo:paragraph-rsid="003778e3"/>
    </style:style>
    <style:style style:name="P56" style:family="paragraph" style:parent-style-name="Standard">
      <style:text-properties officeooo:rsid="00779cfe" officeooo:paragraph-rsid="00779cfe"/>
    </style:style>
    <style:style style:name="P57" style:family="paragraph" style:parent-style-name="Standard">
      <style:text-properties officeooo:rsid="007a5268" officeooo:paragraph-rsid="007a5268"/>
    </style:style>
    <style:style style:name="P58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2aef8a" officeooo:paragraph-rsid="002aef8a"/>
    </style:style>
    <style:style style:name="P59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2aef8a" officeooo:paragraph-rsid="00778838"/>
    </style:style>
    <style:style style:name="P60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2c615c" officeooo:paragraph-rsid="002c615c"/>
    </style:style>
    <style:style style:name="P61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2c615c" officeooo:paragraph-rsid="00778838"/>
    </style:style>
    <style:style style:name="P62" style:family="paragraph" style:parent-style-name="Standard" style:list-style-name="L1">
      <style:text-properties officeooo:rsid="00162a22" officeooo:paragraph-rsid="00162a22"/>
    </style:style>
    <style:style style:name="P63" style:family="paragraph" style:parent-style-name="Standard" style:list-style-name="L2">
      <style:text-properties officeooo:rsid="00162a22" officeooo:paragraph-rsid="00162a22"/>
    </style:style>
    <style:style style:name="P64" style:family="paragraph" style:parent-style-name="Standard" style:list-style-name="L4">
      <style:text-properties officeooo:rsid="00162a22" officeooo:paragraph-rsid="00162a22"/>
    </style:style>
    <style:style style:name="P65" style:family="paragraph" style:parent-style-name="Standard" style:list-style-name="L5">
      <style:text-properties officeooo:rsid="00162a22" officeooo:paragraph-rsid="00162a22"/>
    </style:style>
    <style:style style:name="P66" style:family="paragraph" style:parent-style-name="Standard" style:list-style-name="L3">
      <style:text-properties officeooo:rsid="001683d0" officeooo:paragraph-rsid="001683d0"/>
    </style:style>
    <style:style style:name="P67" style:family="paragraph" style:parent-style-name="Standard" style:list-style-name="L6">
      <style:text-properties officeooo:rsid="003ba396" officeooo:paragraph-rsid="00160226"/>
    </style:style>
    <style:style style:name="P68" style:family="paragraph" style:parent-style-name="Standard" style:list-style-name="L7">
      <style:text-properties officeooo:rsid="00740ac3" officeooo:paragraph-rsid="00740ac3"/>
    </style:style>
    <style:style style:name="P69" style:family="paragraph" style:parent-style-name="Standard" style:list-style-name="L8">
      <style:text-properties officeooo:rsid="007a5268" officeooo:paragraph-rsid="007a5268"/>
    </style:style>
    <style:style style:name="P70" style:family="paragraph" style:parent-style-name="Standard" style:list-style-name="L9">
      <style:text-properties officeooo:rsid="0072faa0" officeooo:paragraph-rsid="0072faa0"/>
    </style:style>
    <style:style style:name="P71" style:family="paragraph" style:parent-style-name="Standard" style:list-style-name="L11">
      <style:text-properties officeooo:rsid="0072faa0" officeooo:paragraph-rsid="0072faa0"/>
    </style:style>
    <style:style style:name="P72" style:family="paragraph" style:parent-style-name="Standard" style:list-style-name="L10">
      <style:text-properties officeooo:rsid="007540f7" officeooo:paragraph-rsid="007540f7"/>
    </style:style>
    <style:style style:name="P73" style:family="paragraph" style:parent-style-name="Standard" style:list-style-name="L12">
      <style:text-properties officeooo:rsid="00779cfe" officeooo:paragraph-rsid="00779cfe"/>
    </style:style>
    <style:style style:name="P74" style:family="paragraph" style:parent-style-name="Standard">
      <style:text-properties officeooo:rsid="007a8f6b" officeooo:paragraph-rsid="007a8f6b"/>
    </style:style>
    <style:style style:name="T1" style:family="text">
      <style:text-properties officeooo:rsid="000e5937"/>
    </style:style>
    <style:style style:name="T2" style:family="text">
      <style:text-properties officeooo:rsid="001158ea"/>
    </style:style>
    <style:style style:name="T3" style:family="text">
      <style:text-properties officeooo:rsid="00198bdd"/>
    </style:style>
    <style:style style:name="T4" style:family="text">
      <style:text-properties officeooo:rsid="001c2215"/>
    </style:style>
    <style:style style:name="T5" style:family="text">
      <style:text-properties officeooo:rsid="002a5fc7"/>
    </style:style>
    <style:style style:name="T6" style:family="text">
      <style:text-properties officeooo:rsid="002f24aa"/>
    </style:style>
    <style:style style:name="T7" style:family="text">
      <style:text-properties officeooo:rsid="0030c42e"/>
    </style:style>
    <style:style style:name="T8" style:family="text">
      <style:text-properties officeooo:rsid="0030ff94"/>
    </style:style>
    <style:style style:name="T9" style:family="text">
      <style:text-properties officeooo:rsid="00372ab1"/>
    </style:style>
    <style:style style:name="T10" style:family="text">
      <style:text-properties officeooo:rsid="00393c6b"/>
    </style:style>
    <style:style style:name="T11" style:family="text">
      <style:text-properties officeooo:rsid="006fa0eb"/>
    </style:style>
    <style:style style:name="T12" style:family="text">
      <style:text-properties officeooo:rsid="00162a22"/>
    </style:style>
    <style:style style:name="T13" style:family="text">
      <style:text-properties officeooo:rsid="001683d0"/>
    </style:style>
    <style:style style:name="T14" style:family="text">
      <style:text-properties officeooo:rsid="00740ac3"/>
    </style:style>
    <style:style style:name="T15" style:family="text">
      <style:text-properties officeooo:rsid="0076a8f6"/>
    </style:style>
    <style:style style:name="T16" style:family="text">
      <style:text-properties officeooo:rsid="0077883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Derive_PL_clim - ERA</text:p>
      <text:p text:style-name="P40"/>
      <text:p text:style-name="P24"/>
      <text:list xml:id="list4145210596" text:style-name="L1">
        <text:list-item>
          <text:p text:style-name="P62">Making the statistics between STARS-matched PLs and TRACK cyclones</text:p>
        </text:list-item>
      </text:list>
      <text:list xml:id="list4294478447" text:style-name="L2">
        <text:list-header>
          <text:p text:style-name="P63"/>
        </text:list-header>
      </text:list>
      <text:p text:style-name="P41">ERA_STARS_stats</text:p>
      <text:p text:style-name="P25">- <text:span text:style-name="T12">getting the statistics from the STARS PLs</text:span></text:p>
      <text:p text:style-name="P25"/>
      <text:p text:style-name="P27"><text:span text:style-name="T11">ERA</text:span>_TRACK_stats</text:p>
      <text:p text:style-name="P27">- <text:span text:style-name="T12">getting the statistics from the TRACK cyclones</text:span> </text:p>
      <text:p text:style-name="P27"/>
      <text:p text:style-name="P28"><text:span text:style-name="T11">ERA</text:span>_histogram</text:p>
      <text:p text:style-name="P24">- <text:span text:style-name="T12">making the histograms of the STARS PLs and TRACK cyclones. Has to run after the previous two.</text:span></text:p>
      <text:p text:style-name="P24"/>
      <text:p text:style-name="P24"/>
      <text:list xml:id="list1432727901" text:style-name="L3">
        <text:list-item>
          <text:p text:style-name="P66">Filtering the PLs from the TRACKcyclones and writing a list</text:p>
        </text:list-item>
      </text:list>
      <text:p text:style-name="P43"/>
      <text:p text:style-name="P46">TRACK2PL_7</text:p>
      <text:p text:style-name="P43">- <text:span text:style-name="T11">the newest version for the both hemispheres</text:span></text:p>
      <text:p text:style-name="P40"/>
      <text:p text:style-name="P24"/>
      <text:p text:style-name="P24"/>
      <text:list xml:id="list1364844787" text:style-name="L4">
        <text:list-item>
          <text:p text:style-name="P64">Plotting the count density</text:p>
        </text:list-item>
      </text:list>
      <text:p text:style-name="P29">PLcount-dens </text:p>
      <text:p text:style-name="P24"/>
      <text:p text:style-name="P24"/>
      <text:list xml:id="list1021272741" text:style-name="L5">
        <text:list-item>
          <text:p text:style-name="P65">Investigation of the derived climatology</text:p>
        </text:list-item>
      </text:list>
      <text:p text:style-name="P31">ASR-ERA_Inv_RandomPL</text:p>
      <text:p text:style-name="P31">- investigates the identification of PLs and compares between ASR and ERA</text:p>
      <text:p text:style-name="P24"/>
      <text:p text:style-name="P53">Inv_RandomPL</text:p>
      <text:p text:style-name="P24">- <text:span text:style-name="T15">investigates some fields of ERA around the PL, a bit like the one before</text:span></text:p>
      <text:p text:style-name="P24"/>
      <text:p text:style-name="P61">Inv_timeTandS – from Inv_timeT </text:p>
      <text:p text:style-name="P61">- investigate the result from TRACK and STARS for a given point in time <text:span text:style-name="T16">(earlier version of the previous one)</text:span></text:p>
      <text:p text:style-name="P61">- <text:span text:style-name="T16">use maybe for investigate along the coasts</text:span></text:p>
      <text:p text:style-name="P24"/>
      <text:p text:style-name="P44">PLsinRegion</text:p>
      <text:p text:style-name="P44">- prints out all PLs in a given region</text:p>
      <text:p text:style-name="P24"/>
      <text:p text:style-name="P54"/>
      <text:p text:style-name="P53"/>
      <text:p text:style-name="P24"/>
      <text:list xml:id="list647520260" text:style-name="L6">
        <text:list-item>
          <text:p text:style-name="P67">function to import ASR data <text:span text:style-name="T13">in the folder Functions</text:span></text:p>
        </text:list-item>
      </text:list>
      <text:p text:style-name="P26">f_imp_<text:span text:style-name="T11">ERA</text:span></text:p>
      <text:p text:style-name="P3"/>
      <text:p text:style-name="P3"/>
      <text:list xml:id="list167329435" text:style-name="L7">
        <text:list-item>
          <text:p text:style-name="P68">Show the TRACK points, STARS PLs on different maps</text:p>
        </text:list-item>
      </text:list>
      <text:p text:style-name="P49">main_ERA-STARS+TRACK</text:p>
      <text:p text:style-name="P45"><text:soft-page-break/></text:p>
      <text:list xml:id="list912878712" text:style-name="L8">
        <text:list-item>
          <text:p text:style-name="P69">Inspect the output of the TRACKing algorithm in one time step for ERA and ASR</text:p>
        </text:list-item>
      </text:list>
      <text:p text:style-name="P57">Inv_TRACKmax – comes from Approve_test</text:p>
      <text:p text:style-name="P45"/>
      <text:p text:style-name="P45"/>
      <text:list xml:id="list86584414" text:style-name="L9">
        <text:list-item>
          <text:p text:style-name="P70">Plot a beautiful map <text:span text:style-name="T14">(Fig. 1 in article)</text:span></text:p>
        </text:list-item>
      </text:list>
      <text:p text:style-name="P47">Arctic_map</text:p>
      <text:p text:style-name="P45"/>
      <text:p text:style-name="P45"/>
      <text:p text:style-name="P45"/>
      <text:list xml:id="list4174447459" text:style-name="L10">
        <text:list-item>
          <text:p text:style-name="P72">Not_so_important</text:p>
        </text:list-item>
      </text:list>
      <text:p text:style-name="P36">ComparePLcompl2MatchList </text:p>
      <text:p text:style-name="P36">- compares the how many STARS PLs from the MatchList are actually included in the derived PL climatology. It should be the same as the result from ERA_histogram after the exclusion.</text:p>
      <text:p text:style-name="P50">MatchTRACK_raw-STARS_2_removeLand-not-so-good</text:p>
      <text:p text:style-name="P50">-</text:p>
      <text:p text:style-name="P45"/>
      <text:p text:style-name="P34">MatchTRACK_raw-STARS_3 </text:p>
      <text:p text:style-name="P34">- to match STARS PLs with a TRACK cyclones, now after exclusion of land systems</text:p>
      <text:p text:style-name="P45"/>
      <text:p text:style-name="P45"/>
      <text:p text:style-name="P42">TRACK2PL_SH</text:p>
      <text:p text:style-name="P42">- the same for the Southern hemisphere – th<text:span text:style-name="T15">is can now be done by TRACK2PL_7</text:span></text:p>
      <text:p text:style-name="P45"/>
      <text:p text:style-name="P45"/>
      <text:list xml:id="list881422120" text:style-name="L11">
        <text:list-item>
          <text:p text:style-name="P71">Currently_not_working</text:p>
        </text:list-item>
      </text:list>
      <text:p text:style-name="P39">StatisticsOfDetected – Make histograms of identified PLs from the detection criteria, e.g. only the strong PLs. (not much used)</text:p>
      <text:p text:style-name="P45"/>
      <text:p text:style-name="P3"/>
      <text:p text:style-name="P1"/>
      <text:list xml:id="list3060504390" text:style-name="L12">
        <text:list-item>
          <text:p text:style-name="P73">some maybe relevant scripts in Code (the older version)</text:p>
        </text:list-item>
      </text:list>
      <text:p text:style-name="P1"/>
      <text:p text:style-name="P56">2</text:p>
      <text:p text:style-name="P3"/>
      <text:p text:style-name="P4">Investigate_PL – development f<text:span text:style-name="T2">r</text:span>om <text:span text:style-name="T1">Main_Detect_PL3</text:span></text:p>
      <text:p text:style-name="P6">Investigate_stability – from Investigate_PL – to check different stability criteria for a certain PL</text:p>
      <text:p text:style-name="P4"/>
      <text:p text:style-name="P5">ERA_PL_region – development from <text:span text:style-name="T1">ERA_region_map2</text:span></text:p>
      <text:p text:style-name="P5"/>
      <text:p text:style-name="P2"><text:s/>Truncation_vs_Fourier – compares the result of the truncation with the (wrong) fourier transformation</text:p>
      <text:p text:style-name="P8"/>
      <text:p text:style-name="P8"/>
      <text:p text:style-name="P15">3</text:p>
      <text:p text:style-name="P10">Sph-filter-<text:span text:style-name="T3">data</text:span>.p<text:span text:style-name="T3">y – makes the data for several months and years, no plots</text:span></text:p>
      <text:p text:style-name="P9"/>
      <text:p text:style-name="P11"/>
      <text:p text:style-name="P12">Cyclone_track_fc3 – <text:span text:style-name="T4">make tracks of cyclones/polar lows for a given months</text:span></text:p>
      <text:p text:style-name="P7">– include fc data for the vorticity to get 3hrly spacing</text:p>
      <text:p text:style-name="P13"/>
      <text:p text:style-name="P14">MatchPLlists4 – match ERA with Julias list</text:p>
      <text:p text:style-name="P14"><text:soft-page-break/></text:p>
      <text:p text:style-name="P14"/>
      <text:p text:style-name="P14"/>
      <text:p text:style-name="P30">4</text:p>
      <text:p text:style-name="P60">Compare_Vorticities -from Inv_timeTandS – compare the result of different vorticitiy datasets</text:p>
      <text:p text:style-name="P16">Approve_test – test if the output from the cyclone track algorithm is consistent with the vorticity</text:p>
      <text:p text:style-name="P16"/>
      <text:p text:style-name="P58">MatchTRACK_raw-STARS_<text:span text:style-name="T6">2 – make the Matchlist2 and TRACKmatchSTARS list</text:span></text:p>
      <text:p text:style-name="P59"><text:span text:style-name="T5">– </text:span>to match STARS Pls with all TRACK cyclones</text:p>
      <text:p text:style-name="P59"/>
      <text:p text:style-name="P22">TRACKmatchSTARS_stats – get the TRACKmatchSTARS list and investigates the characteristics <text:s/>of these Pls <text:span text:style-name="T10">(maximum value during PL time)</text:span> - <text:span text:style-name="T7">relevant</text:span></text:p>
      <text:p text:style-name="P23"/>
      <text:p text:style-name="P23"/>
      <text:p text:style-name="P30">5 (maybe earlier)</text:p>
      <text:p text:style-name="P17">TRACKsatisfyCrit – get the number of TRACKs that satisfy the criteria o<text:span text:style-name="T8">f</text:span> TRACKmatchSTARS2 </text:p>
      <text:p text:style-name="P17"/>
      <text:p text:style-name="P18"/>
      <text:p text:style-name="P19">Plot_time from Inv_time <text:s/>- <text:span text:style-name="T9">a plot of the TRACK points on different maps</text:span></text:p>
      <text:p text:style-name="P19"/>
      <text:p text:style-name="P20"/>
      <text:p text:style-name="P21">crit_finder – the idea to find the best criteria by minimising the sum of wrong STARS exclusion and false hits -lots of versions</text:p>
      <text:p text:style-name="P21"/>
      <text:p text:style-name="P21">crit_fisher – a short idea to implement another way to find the criteria – not really finished</text:p>
      <text:p text:style-name="P21"/>
      <text:p text:style-name="P21">ShearPLnr – plot the shear on global map at the time of a given Plnr</text:p>
      <text:p text:style-name="P55"/>
      <text:p text:style-name="P21"/>
      <text:p text:style-name="P74">ERA_cyclones – for Johanne – plot number of cyclones at a given latitude and the percentile</text:p>
      <text:p text:style-name="P21"/>
      <text:p text:style-name="P52"/>
      <text:p text:style-name="P32"/>
      <text:p text:style-name="P33"/>
      <text:p text:style-name="P53"/>
      <text:p text:style-name="P32"/>
      <text:p text:style-name="P51"/>
      <text:p text:style-name="P32"/>
      <text:p text:style-name="P35"/>
      <text:p text:style-name="P32"/>
      <text:p text:style-name="P37"/>
      <text:p text:style-name="P32"/>
      <text:p text:style-name="P38"/>
      <text:p text:style-name="P21"/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6:56:11.655415947</meta:creation-date>
    <meta:generator>LibreOffice/6.0.7.3$Linux_X86_64 LibreOffice_project/00m0$Build-3</meta:generator>
    <meta:editing-duration>P39DT3H50M44S</meta:editing-duration>
    <meta:editing-cycles>25</meta:editing-cycles>
    <dc:date>2019-06-20T15:05:02.325426786</dc:date>
    <meta:document-statistic meta:table-count="0" meta:image-count="0" meta:object-count="0" meta:page-count="3" meta:paragraph-count="66" meta:word-count="525" meta:character-count="3442" meta:non-whitespace-character-count="2960"/>
  </office:meta>
</office:document-meta>
</file>